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.2" style:family="table-row">
      <style:table-row-properties style:min-row-height="0.3104in" style:keep-together="true" fo:keep-together="auto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27.4.14</text:span></text:p>
      <text:p text:style-name="P4"/>
      <text:p text:style-name="P4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248</text:span></text:p>
      <text:p text:style-name="P9"/>
      <text:p text:style-name="Standard"><text:span text:style-name="T4">שם העסק/מבנה</text:span><text:span text:style-name="T3"> <text:s text:c="2"/></text:span><text:span text:style-name="T1">מיבנה <text:s/>מגורים רב קומות</text:span></text:p>
      <text:p text:style-name="P10"/>
      <text:p text:style-name="Standard"><text:span text:style-name="T4">כתובת</text:span><text:span text:style-name="T1"> <text:s/>אבן חן 4</text:span></text:p>
      <text:p text:style-name="P10"/>
      <text:p text:style-name="Standard"><text:span text:style-name="T4">טלפון</text:span><text:span text:style-name="T1"> <text:s text:c="141"/></text:span></text:p>
      <text:p text:style-name="P10"/>
      <text:p text:style-name="Standard"><text:span text:style-name="T4">המפתחות נמצאים</text:span><text:span text:style-name="T1"> <text:s/></text:span></text:p>
      <text:p text:style-name="P4"/>
      <text:p text:style-name="Standard"><text:span text:style-name="T4">מיקום מפסק זרם ראשי</text:span><text:span text:style-name="T1"> <text:s/>פאנל כבאים מפלס כניסה ראשית. <text:s text:c="3"/>חדר חשמל ראשי קומת קרקע <text:s text:c="22"/></text:span></text:p>
      <text:p text:style-name="Standard"><text:span text:style-name="T1"><text:s text:c="100"/>בלובי. <text:s text:c="67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/>סמוך לרחבת היערכות צפונית צד צפון מזרח</text:span></text:p>
      <text:p text:style-name="Standard"><text:span text:style-name="T1"><text:s text:c="51"/>רחבת היערכות צד דרום מזרח.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6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בניין, צד מזרח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2 קומות מרתף חניה בבניין.</text:span></text:p>
          </table:table-cell>
        </table:table-row>
        <table:table-row table:style-name="Table5.2">
          <table:table-cell table:style-name="Table5.A1" office:value-type="string">
            <text:p text:style-name="P2"><text:bookmark text:name="_GoBack"/></text:p>
            <text:p text:style-name="P1"><text:span text:style-name="T1"><text:s/>מגוף שליטה ראשי לכול במבנה נמצא <text:s/>בחניון מפלס 2-</text:span></text:p>
            <text:p text:style-name="P1"><text:span text:style-name="T1">מיקום ברז שליטה קומתי בארון כיבוי קומתי 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<text:s/>צובר גז גפ"מ ממוקם בחצר הבניין צד מזרח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גנרטור חירום נמצא בקומת חניון 1- <text:s text:c="2"/>צד מערבי של המבנה. <text:s text:c="3"/>(500 ליטר סולר)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נמצא בקומת הגג </text:span>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2-01-05T11:00:00</meta:print-date>
    <meta:creation-date>2014-04-27T10:08:00</meta:creation-date>
    <dc:date>2014-04-27T10:08:00</dc:date>
    <meta:editing-duration>PT1S</meta:editing-duration>
    <meta:generator>OpenOffice/4.0.1$Win32 OpenOffice.org_project/401m5$Build-9714</meta:generator>
    <meta:document-statistic meta:table-count="6" meta:image-count="0" meta:object-count="0" meta:page-count="2" meta:paragraph-count="55" meta:word-count="198" meta:character-count="19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